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style:font-size-asian="11pt" style:font-size-complex="11pt"/>
    </style:style>
    <style:style style:name="P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1pt" fo:letter-spacing="normal" style:font-size-asian="11pt" style:font-size-complex="11pt"/>
    </style:style>
    <style:style style:name="P3" style:family="paragraph" style:parent-style-name="Standard">
      <style:text-properties fo:font-size="11pt" officeooo:rsid="00004454" officeooo:paragraph-rsid="00004454" style:font-size-asian="11pt" style:font-size-complex="11pt"/>
    </style:style>
    <style:style style:name="P4" style:family="paragraph" style:parent-style-name="Standard">
      <style:text-properties fo:font-size="11pt" officeooo:paragraph-rsid="00004454" style:font-size-asian="11pt" style:font-size-complex="11pt"/>
    </style:style>
    <style:style style:name="P5" style:family="paragraph" style:parent-style-name="Standard">
      <style:text-properties fo:font-size="11pt" fo:font-weight="bold" officeooo:rsid="0002f2aa" officeooo:paragraph-rsid="0002f2aa" style:font-size-asian="11pt" style:font-weight-asian="bold" style:font-size-complex="11pt" style:font-weight-complex="bold" loext:padding="0.049cm" loext:border="0.06pt solid #e1e5eb"/>
    </style:style>
    <style:style style:name="P6" style:family="paragraph" style:parent-style-name="Standard">
      <style:text-properties fo:font-size="15pt" fo:font-weight="bold" officeooo:rsid="00008c87" officeooo:paragraph-rsid="00008c87" style:font-size-asian="15pt" style:font-weight-asian="bold" style:font-size-complex="15pt" style:font-weight-complex="bold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style:text-properties fo:font-size="11pt" fo:font-weight="bold" officeooo:rsid="0002696a" officeooo:paragraph-rsid="0002696a" style:font-size-asian="11pt" style:font-weight-asian="bold" style:font-size-complex="11pt" style:font-weight-complex="bold" loext:padding="0.049cm" loext:border="0.06pt solid #e1e5eb"/>
    </style:style>
    <style:style style:name="P9" style:family="paragraph" style:parent-style-name="Text_20_body">
      <style:text-properties fo:font-size="11pt" fo:font-weight="bold" officeooo:rsid="0002f2aa" officeooo:paragraph-rsid="0002f2aa" style:font-size-asian="11pt" style:font-weight-asian="bold" style:font-size-complex="11pt" style:font-weight-complex="bold" loext:padding="0.049cm" loext:border="0.06pt solid #e1e5eb"/>
    </style:style>
    <style:style style:name="P10" style:family="paragraph" style:parent-style-name="Text_20_body">
      <style:paragraph-properties fo:margin-top="0cm" fo:margin-bottom="0cm" loext:contextual-spacing="false" fo:padding="0.049cm" fo:border="0.06pt solid #e1e5eb"/>
      <style:text-properties fo:font-size="11pt" officeooo:paragraph-rsid="00020042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1pt" officeooo:paragraph-rsid="00017349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1pt" officeooo:paragraph-rsid="00008c87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1pt" officeooo:paragraph-rsid="00020042" style:font-size-asian="11pt" style:font-size-complex="11pt"/>
    </style:style>
    <style:style style:name="P14" style:family="paragraph" style:parent-style-name="Text_20_body">
      <style:text-properties fo:font-size="11pt" officeooo:rsid="00004454" officeooo:paragraph-rsid="00004454" style:font-size-asian="11pt" style:font-size-complex="11pt" loext:padding="0.049cm" loext:border="0.06pt solid #e1e5eb"/>
    </style:style>
    <style:style style:name="P15" style:family="paragraph" style:parent-style-name="Text_20_body">
      <style:text-properties fo:font-size="11pt" fo:font-weight="bold" officeooo:rsid="00008c87" officeooo:paragraph-rsid="00008c87" style:font-size-asian="11pt" style:font-weight-asian="bold" style:font-size-complex="11pt" style:font-weight-complex="bold" loext:padding="0.049cm" loext:border="0.06pt solid #e1e5eb"/>
    </style:style>
    <style:style style:name="P16" style:family="paragraph" style:parent-style-name="Text_20_body" style:list-style-name="L2"/>
    <style:style style:name="P17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18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size="11pt" style:font-size-asian="11pt" style:font-size-complex="11pt"/>
    </style:style>
    <style:style style:name="P19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size="11pt" officeooo:paragraph-rsid="00004454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 fo:padding="0.049cm" fo:border="0.06pt solid #e1e5eb"/>
      <style:text-properties fo:font-size="11pt" style:font-size-asian="11pt" style:font-size-complex="11pt" loext:padding="0.049cm" loext:border="0.06pt solid #e1e5eb"/>
    </style:style>
    <style:style style:name="P21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size="11pt" style:font-size-asian="11pt" style:font-size-complex="11pt" loext:padding="0.049cm" loext:border="0.06pt solid #e1e5eb"/>
    </style:style>
    <style:style style:name="P22" style:family="paragraph" style:parent-style-name="Text_20_body">
      <style:paragraph-properties fo:margin-top="0cm" fo:margin-bottom="0cm" loext:contextual-spacing="false" fo:padding="0.049cm" fo:border="0.06pt solid #e1e5eb"/>
      <style:text-properties fo:font-size="11pt" officeooo:paragraph-rsid="00020042" style:font-size-asian="11pt" style:font-size-complex="11pt" loext:padding="0.049cm" loext:border="0.06pt solid #e1e5eb"/>
    </style:style>
    <style:style style:name="P23" style:family="paragraph" style:parent-style-name="Text_20_body" style:list-style-name="L3">
      <style:paragraph-properties fo:margin-top="0cm" fo:margin-bottom="0cm" loext:contextual-spacing="false" fo:padding="0.049cm" fo:border="0.06pt solid #e1e5eb"/>
      <style:text-properties fo:font-size="11pt" officeooo:paragraph-rsid="0002f2aa" style:font-size-asian="11pt" style:font-size-complex="11pt" loext:padding="0.049cm" loext:border="0.06pt solid #e1e5eb"/>
    </style:style>
    <style:style style:name="P24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color="#3d495c" style:font-name="Verdana1" fo:font-size="11pt" style:font-size-asian="11pt" style:font-size-complex="11pt" loext:padding="0.049cm" loext:border="0.06pt solid #e1e5eb"/>
    </style:style>
    <style:style style:name="P25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26" style:family="paragraph" style:parent-style-name="Text_20_body" style:list-style-name="L4">
      <style:paragraph-properties fo:margin-top="0cm" fo:margin-bottom="0cm" loext:contextual-spacing="false" fo:padding="0.049cm" fo:border="0.06pt solid #e1e5eb"/>
    </style:style>
    <style:style style:name="P27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1pt" officeooo:rsid="00017349" officeooo:paragraph-rsid="00008c87" style:font-size-asian="11pt" style:font-size-complex="11pt" loext:padding="0.049cm" loext:border="0.06pt solid #e1e5eb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1pt" officeooo:rsid="00017349" officeooo:paragraph-rsid="00017349" style:font-size-asian="11pt" style:font-size-complex="11pt" loext:padding="0.049cm" loext:border="0.06pt solid #e1e5eb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1pt" officeooo:rsid="00008c87" officeooo:paragraph-rsid="00008c87" style:font-size-asian="11pt" style:font-size-complex="11pt" loext:padding="0.049cm" loext:border="0.06pt solid #e1e5eb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1pt" officeooo:rsid="0002f2aa" officeooo:paragraph-rsid="0002f2aa" style:font-size-asian="11pt" style:font-size-complex="11pt" loext:padding="0.049cm" loext:border="0.06pt solid #e1e5eb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1pt" style:font-size-asian="11pt" style:font-size-complex="11pt" loext:padding="0.049cm" loext:border="0.06pt solid #e1e5eb"/>
    </style:style>
    <style:style style:name="P33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4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5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officeooo:rsid="0002f2aa" officeooo:paragraph-rsid="0002f2aa"/>
    </style:style>
    <style:style style:name="P36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weight="normal" officeooo:rsid="0002f2aa" officeooo:paragraph-rsid="0002f2aa" style:font-weight-asian="normal" style:font-weight-complex="normal"/>
    </style:style>
    <style:style style:name="T1" style:family="text">
      <style:text-properties officeooo:rsid="00004454"/>
    </style:style>
    <style:style style:name="T2" style:family="text">
      <style:text-properties officeooo:rsid="00004454" loext:padding="0.049cm" loext:border="0.06pt solid #e1e5eb"/>
    </style:style>
    <style:style style:name="T3" style:family="text">
      <style:text-properties loext:padding="0.049cm" loext:border="0.06pt solid #e1e5eb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e83e8c" style:font-name="SFMono-Regular" fo:font-size="11pt" fo:letter-spacing="normal" fo:font-style="normal" fo:font-weight="normal" style:font-size-asian="11pt" style:font-size-complex="11pt" loext:padding="0.049cm" loext:border="0.06pt solid #e1e5eb"/>
    </style:style>
    <style:style style:name="T7" style:family="text">
      <style:text-properties fo:color="#e83e8c" style:font-name="SFMono-Regular" fo:font-size="11pt" style:font-size-asian="11pt" style:font-size-complex="11pt" loext:padding="0.049cm" loext:border="0.06pt solid #e1e5eb"/>
    </style:style>
    <style:style style:name="T8" style:family="text">
      <style:text-properties fo:font-weight="bold" loext:padding="0.049cm" loext:border="0.06pt solid #e1e5eb"/>
    </style:style>
    <style:style style:name="T9" style:family="text">
      <style:text-properties fo:color="#3d495c" style:font-name="Verdana1" fo:font-size="11pt" style:font-size-asian="11pt" style:font-size-complex="11pt" loext:padding="0.049cm" loext:border="0.06pt solid #e1e5eb"/>
    </style:style>
    <style:style style:name="T10" style:family="text">
      <style:text-properties fo:color="#3d495c" style:font-name="Verdana" fo:font-size="11pt" fo:font-weight="bold" style:font-size-asian="11pt" style:font-size-complex="11pt" loext:padding="0.049cm" loext:border="0.06pt solid #e1e5eb"/>
    </style:style>
    <style:style style:name="T11" style:family="text">
      <style:text-properties fo:color="#3d495c" fo:font-size="11pt" style:font-size-asian="11pt" style:font-size-complex="11pt" loext:padding="0.049cm" loext:border="0.06pt solid #e1e5eb"/>
    </style:style>
    <style:style style:name="T12" style:family="text">
      <style:text-properties officeooo:rsid="00008c87" loext:padding="0.049cm" loext:border="0.06pt solid #e1e5eb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style:font-size-asian="11pt" style:font-size-complex="11pt" loext:padding="0.049cm" loext:border="0.06pt solid #e1e5eb"/>
    </style:style>
    <style:style style:name="T15" style:family="text">
      <style:text-properties fo:font-size="11pt" fo:font-weight="bold" style:font-size-asian="11pt" style:font-size-complex="11pt" loext:padding="0.049cm" loext:border="0.06pt solid #e1e5eb"/>
    </style:style>
    <style:style style:name="T16" style:family="text">
      <style:text-properties officeooo:rsid="00017349" loext:padding="0.049cm" loext:border="0.06pt solid #e1e5eb"/>
    </style:style>
    <style:style style:name="T17" style:family="text">
      <style:text-properties officeooo:rsid="00020042" loext:padding="0.049cm" loext:border="0.06pt solid #e1e5eb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ase de Dados:<text:line-break/><text:line-break/></text:span><text:span text:style-name="T5">db.restaurants.insertMany([</text:span></text:p>
      <text:p text:style-name="P1"><text:s text:c="4"/><text:span text:style-name="T4">{"rating": 4,"address": {"building": "1007", "coord": [-73.856077, 40.848447], "street": "Morris Park Ave", "zipcode": "10462"}, "borough": "Bronx", "cuisine": "Bakery", "grades": [{"date": {"$date": 1393804800000}, "grade": "A", "score": 2}, {"date": {"$date": 1378857600000}, "grade": "A", "score": 6}, {"date": {"$date": 1358985600000}, "grade": "A", "score": 10}, {"date": {"$date": 1322006400000}, "grade": "A", "score": 9}, {"date": {"$date": 1299715200000}, "grade": "B", "score": 14}], "name": "Morris Park Bake Shop", "restaurant_id": "30075445"},</text:span></text:p>
      <text:p text:style-name="P1"><text:s text:c="4"/><text:span text:style-name="T4">{"rating": 10,"address": {"building": "469", "coord": [-73.961704, 40.662942], "street": "Flatbush Avenue", "zipcode": "11225"}, "borough": "Brooklyn", "cuisine": "Hamburgers", "grades": [{"date": {"$date": 1419897600000}, "grade": "A", "score": 8}, {"date": {"$date": 1404172800000}, "grade": "B", "score": 23}, {"date": {"$date": 1367280000000}, "grade": "A", "score": 12}, {"date": {"$date": 1336435200000}, "grade": "A", "score": 12}], "name": "Wendy'S", "restaurant_id": "30112340"},</text:span></text:p>
      <text:p text:style-name="P1"><text:s text:c="4"/><text:span text:style-name="T4">{"rating": 8,"address": {"building": "351", "coord": [-73.98513559999999, 40.7676919], "street": "West <text:s text:c="2"/>57 Street", "zipcode": "10019"}, "borough": "Manhattan", "cuisine": "Irish", "grades": [{"date": {"$date": 1409961600000}, "grade": "A", "score": 2}, {"date": {"$date": 1374451200000}, "grade": "A", "score": 11}, {"date": {"$date": 1343692800000}, "grade": "A", "score": 12}, {"date": {"$date": 1325116800000}, "grade": "A", "score": 12}], "name": "Dj Reynolds Pub And Restaurant", "restaurant_id": "30191841"},</text:span></text:p>
      <text:p text:style-name="P1"><text:s text:c="4"/><text:span text:style-name="T4">{"rating": 8.3,"address": {"building": "2780", "coord": [-73.98241999999999, 40.579505], "street": "Stillwell Avenue", "zipcode": "11224"}, "borough": "Brooklyn", "cuisine": "American", "grades": [{"date": {"$date": 1402358400000}, "grade": "A", "score": 5}, {"date": {"$date": 1370390400000}, "grade": "A", "score": 7}, {"date": {"$date": 1334275200000}, "grade": "A", "score": 12}, {"date": {"$date": 1318377600000}, "grade": "A", "score": 12}], "name": "Riviera Caterer", "restaurant_id": "40356018"},</text:span></text:p>
      <text:p text:style-name="P1"><text:s text:c="4"/><text:span text:style-name="T4">{"rating": 5.5,"address": {"building": "97-22", "coord": [-73.8601152, 40.7311739], "street": "63 Road", "zipcode": "11374"}, "borough": "Queens", "cuisine": "Jewish/Kosher", "grades": [{"date": {"$date": 1416787200000}, "grade": "Z", "score": 20}, {"date": {"$date": 1358380800000}, "grade": "A", "score": 13}, {"date": {"$date": 1343865600000}, "grade": "A", "score": 13}, {"date": {"$date": 1323907200000}, "grade": "B", "score": 25}], "name": "Tov Kosher Kitchen", "restaurant_id": "40356068"},</text:span></text:p>
      <text:p text:style-name="P1"><text:s text:c="4"/><text:span text:style-name="T4">{"rating": 9.6,"address": {"building": "8825", "coord": [-73.8803827, 40.7643124], "street": "Astoria Boulevard", "zipcode": "11369"}, "borough": "Queens", "cuisine": "American", "grades": [{"date": {"$date": 1416009600000}, "grade": "Z", "score": 38}, {"date": {"$date": 1398988800000}, "grade": "A", "score": 10}, {"date": {"$date": 1362182400000}, "grade": "A", "score": 7}, {"date": {"$date": 1328832000000}, "grade": "A", "score": 13}], "name": "Brunos On The Boulevard", "restaurant_id": "40356151"},</text:span></text:p>
      <text:p text:style-name="P1"><text:s text:c="4"/><text:span text:style-name="T4">{"rating": 7.1,"address": {"building": "2206", "coord": [-74.1377286, 40.6119572], "street": "Victory Boulevard", "zipcode": "10314"}, "borough": "Staten Island", "cuisine": "Jewish/Kosher", "grades": [{"date": {"$date": 1412553600000}, "grade": "A", "score": 9}, {"date": {"$date": 1400544000000}, "grade": "A", "score": 12}, {"date": {"$date": 1365033600000}, "grade": "A", "score": 12}, {"date": {"$date": </text:span><text:soft-page-break/><text:span text:style-name="T4">1327363200000}, "grade": "A", "score": 9}], "name": "Kosher Island", "restaurant_id": "40356442"},</text:span></text:p>
      <text:p text:style-name="P1"><text:s text:c="4"/><text:span text:style-name="T4">{"rating": 8,"address": {"building": "7114", "coord": [-73.9068506, 40.6199034], "street": "Avenue U", "zipcode": "11234"}, "borough": "Brooklyn", "cuisine": "Delicatessen", "grades": [{"date": {"$date": 1401321600000}, "grade": "A", "score": 10}, {"date": {"$date": 1389657600000}, "grade": "A", "score": 10}, {"date": {"$date": 1375488000000}, "grade": "A", "score": 8}, {"date": {"$date": 1342569600000}, "grade": "A", "score": 10}, {"date": {"$date": 1331251200000}, "grade": "A", "score": 13}, {"date": {"$date": 1318550400000}, "grade": "A", "score": 9}], "name": "Wilken'S Fine Food", "restaurant_id": "40356483"},</text:span></text:p>
      <text:p text:style-name="P1"><text:s text:c="4"/><text:span text:style-name="T4">{"rating": 3,"address": {"building": "6409", "coord": [-74.00528899999999, 40.628886], "street": "11 Avenue", "zipcode": "11219"}, "borough": "Brooklyn", "cuisine": "American", "grades": [{"date": {"$date": 1405641600000}, "grade": "A", "score": 12}, {"date": {"$date": 1375142400000}, "grade": "A", "score": 12}, {"date": {"$date": 1360713600000}, "grade": "A", "score": 11}, {"date": {"$date": 1345075200000}, "grade": "A", "score": 2}, {"date": {"$date": 1313539200000}, "grade": "A", "score": 11}], "name": "Regina Caterers", "restaurant_id": "40356649"},</text:span></text:p>
      <text:p text:style-name="P1"><text:s text:c="4"/><text:span text:style-name="T4">{"rating": 2.2,"address": {"building": "1839", "coord": [-73.9482609, 40.6408271], "street": "Nostrand Avenue", "zipcode": "11226"}, "borough": "Brooklyn", "cuisine": "Ice Cream, Gelato, Yogurt, Ices", "grades": [{"date": {"$date": 1405296000000}, "grade": "A", "score": 12}, {"date": {"$date": 1373414400000}, "grade": "A", "score": 8}, {"date": {"$date": 1341964800000}, "grade": "A", "score": 5}, {"date": {"$date": 1329955200000}, "grade": "A", "score": 8}], "name": "Taste The Tropics Ice Cream", "restaurant_id": "40356731"},</text:span></text:p>
      <text:p text:style-name="P1"><text:s text:c="4"/><text:span text:style-name="T4">{"rating": 10,"address": {"building": "2300", "coord": [-73.8786113, 40.8502883], "street": "Southern Boulevard", "zipcode": "10460"}, "borough": "Bronx", "cuisine": "American", "grades": [{"date": {"$date": 1401235200000}, "grade": "A", "score": 11}, {"date": {"$date": 1371600000000}, "grade": "A", "score": 4}, {"date": {"$date": 1339718400000}, "grade": "A", "score": 3}], "name": "Wild Asia", "restaurant_id": "40357217"},</text:span></text:p>
      <text:p text:style-name="P1"><text:s text:c="4"/><text:span text:style-name="T4">{"rating": 10,"address": {"building": "7715", "coord": [-73.9973325, 40.61174889999999], "street": "18 Avenue", "zipcode": "11214"}, "borough": "Brooklyn", "cuisine": "American", "grades": [{"date": {"$date": 1397606400000}, "grade": "A", "score": 5}, {"date": {"$date": 1366675200000}, "grade": "A", "score": 2}, {"date": {"$date": 1335225600000}, "grade": "A", "score": 5}, {"date": {"$date": 1323993600000}, "grade": "A", "score": 2}], "name": "C &amp; C Catering Service", "restaurant_id": "40357437"},</text:span></text:p>
      <text:p text:style-name="P1"><text:s text:c="4"/><text:span text:style-name="T4">{"rating": 7.6,"address": {"building": "1269", "coord": [-73.871194, 40.6730975], "street": "Sutter Avenue", "zipcode": "11208"}, "borough": "Brooklyn", "cuisine": "Chinese", "grades": [{"date": {"$date": 1410825600000}, "grade": "B", "score": 21}, {"date": {"$date": 1377648000000}, "grade": "A", "score": 7}, {"date": {"$date": 1364860800000}, "grade": "C", "score": 56}, {"date": {"$date": 1344988800000}, "grade": "B", "score": 27}, {"date": {"$date": 1332892800000}, "grade": "B", "score": 27}], "name": "May May Kitchen", "restaurant_id": "40358429"},</text:span></text:p>
      <text:p text:style-name="P1"><text:s text:c="4"/><text:span text:style-name="T4">{"rating": 9.9,"address": {"building": "1", "coord": [-73.96926909999999, 40.7685235], "street": "East <text:s text:c="2"/>66 Street", "zipcode": "10065"}, "borough": "Manhattan", "cuisine": "American", "grades": [{"date": {"$date": 1399420800000}, "grade": "A", "score": 3}, {"date": {"$date": 1367539200000}, "grade": "A", "score": 4}, {"date": {"$date": </text:span><text:soft-page-break/><text:span text:style-name="T4">1335744000000}, "grade": "A", "score": 6}, {"date": {"$date": 1324944000000}, "grade": "A", "score": 0}], "name": "1 East 66Th Street Kitchen", "restaurant_id": "40359480"},</text:span></text:p>
      <text:p text:style-name="P1"><text:s text:c="4"/><text:span text:style-name="T4">{"rating": 4.3,"address": {"building": "705", "coord": [-73.9653967, 40.6064339], "street": "Kings Highway", "zipcode": "11223"}, "borough": "Brooklyn", "cuisine": "Jewish/Kosher", "grades": [{"date": {"$date": 1415577600000}, "grade": "A", "score": 11}, {"date": {"$date": 1381363200000}, "grade": "A", "score": 13}, {"date": {"$date": 1349308800000}, "grade": "A", "score": 7}, {"date": {"$date": 1337558400000}, "grade": "A", "score": 9}, {"date": {"$date": 1325203200000}, "grade": "B", "score": 19}], "name": "Seuda Foods", "restaurant_id": "40360045"},</text:span></text:p>
      <text:p text:style-name="P1"><text:s text:c="4"/><text:span text:style-name="T4">{"address": {"building": "203", "coord": [-73.97822040000001, 40.6435254], "street": "Church Avenue", "zipcode": "11218"}, "borough": "Brooklyn", "cuisine": "Ice Cream, Gelato, Yogurt, Ices", "grades": [{"date": {"$date": 1391990400000}, "grade": "A", "score": 2}, {"date": {"$date": 1357084800000}, "grade": "A", "score": 13}, {"date": {"$date": 1326067200000}, "grade": "A", "score": 3}, {"date": {"$date": 1320624000000}, "grade": "P", "score": 12}, {"date": {"$date": 1311206400000}, "grade": "A", "score": 13}], "name": "Carvel Ice Cream", "restaurant_id": "40360076"},</text:span></text:p>
      <text:p text:style-name="P1"><text:s text:c="4"/><text:span text:style-name="T4">{"rating": 3,"rating": 4,"address": {"building": "265-15", "coord": [-73.7032601, 40.7386417], "street": "Hillside Avenue", "zipcode": "11004"}, "borough": "Queens", "cuisine": "Ice Cream, Gelato, Yogurt, Ices", "grades": [{"date": {"$date": 1414454400000}, "grade": "A", "score": 9}, {"date": {"$date": 1379462400000}, "grade": "A", "score": 10}, {"date": {"$date": 1348099200000}, "grade": "A", "score": 13}], "name": "Carvel Ice Cream", "restaurant_id": "40361322"},</text:span></text:p>
      <text:p text:style-name="P1"><text:s text:c="4"/><text:span text:style-name="T4">{"rating": 6,"address": {"building": "6909", "coord": [-74.0259567, 40.6353674], "street": "3 Avenue", "zipcode": "11209"}, "borough": "Brooklyn", "cuisine": "Delicatessen", "grades": [{"date": {"$date": 1408579200000}, "grade": "A", "score": 4}, {"date": {"$date": 1393977600000}, "grade": "A", "score": 3}, {"date": {"$date": 1357776000000}, "grade": "A", "score": 10}], "name": "Nordic Delicacies", "restaurant_id": "40361390"},</text:span></text:p>
      <text:p text:style-name="P1"><text:s text:c="4"/><text:span text:style-name="T4">{"rating": 6.5,"address": {"building": "522", "coord": [-73.95171, 40.767461], "street": "East <text:s text:c="2"/>74 Street", "zipcode": "10021"}, "borough": "Manhattan", "cuisine": "American", "grades": [{"date": {"$date": 1409616000000}, "grade": "A", "score": 12}, {"date": {"$date": 1387411200000}, "grade": "B", "score": 16}, {"date": {"$date": 1369699200000}, "grade": "A", "score": 9}, {"date": {"$date": 1354838400000}, "grade": "A", "score": 13}, {"date": {"$date": 1332979200000}, "grade": "A", "score": 11}], "name": "Glorious Food", "restaurant_id": "40361521"},</text:span></text:p>
      <text:p text:style-name="P1"><text:s text:c="4"/><text:span text:style-name="T4">{"rating": 1.2,"address": {"building": "284", "coord": [-73.9829239, 40.6580753], "street": "Prospect Park West", "zipcode": "11215"}, "borough": "Brooklyn", "cuisine": "American", "grades": [{"date": {"$date": 1416355200000}, "grade": "A", "score": 11}, {"date": {"$date": 1384387200000}, "grade": "A", "score": 2}, {"date": {"$date": 1354665600000}, "grade": "A", "score": 13}, {"date": {"$date": 1337212800000}, "grade": "A", "score": 11}], "name": "The Movable Feast", "restaurant_id": "40361606"},</text:span></text:p>
      <text:p text:style-name="P1"><text:s text:c="4"/><text:span text:style-name="T4">{"rating": 2,"address": {"building": "129-08", "coord": [-73.839297, 40.78147], "street": "20 Avenue", "zipcode": "11356"}, "borough": "Queens", "cuisine": "Delicatessen", "grades": [{"date": {"$date": 1408147200000}, "grade": "A", "score": 12}, {"date": {"$date": 1377561600000}, "grade": "A", "score": 9}, {"date": {"$date": 1348099200000}, "grade": "A", "score": 7}, {"date": {"$date": </text:span><text:soft-page-break/><text:span text:style-name="T4">1317254400000}, "grade": "A", "score": 10}], "name": "Sal'S Deli", "restaurant_id": "40361618"},</text:span></text:p>
      <text:p text:style-name="P1"><text:s text:c="4"/><text:span text:style-name="T4">{"rating": 8.7,"address": {"building": "759", "coord": [-73.9925306, 40.7309346], "street": "Broadway", "zipcode": "10003"}, "borough": "Manhattan", "cuisine": "Delicatessen", "grades": [{"date": {"$date": 1390262400000}, "grade": "A", "score": 12}, {"date": {"$date": 1357257600000}, "grade": "A", "score": 11}, {"date": {"$date": 1339027200000}, "grade": "A", "score": 6}, {"date": {"$date": 1326758400000}, "grade": "A", "score": 8}], "name": "Bully'S Deli", "restaurant_id": "40361708"},</text:span></text:p>
      <text:p text:style-name="P1"><text:s text:c="4"/><text:span text:style-name="T4">{"rating": 9.4,"address": {"building": "3406", "coord": [-73.94024739999999, 40.7623288], "street": "10 Street", "zipcode": "11106"}, "borough": "Queens", "cuisine": "Delicatessen", "grades": [{"date": {"$date": 1395187200000}, "grade": "A", "score": 3}, {"date": {"$date": 1363132800000}, "grade": "A", "score": 12}, {"date": {"$date": 1332806400000}, "grade": "A", "score": 8}, {"date": {"$date": 1301961600000}, "grade": "A", "score": 7}], "name": "Steve Chu'S Deli &amp; Grocery", "restaurant_id": "40361998"},</text:span></text:p>
      <text:p text:style-name="P1"><text:s text:c="4"/><text:span text:style-name="T4">{"rating": 3.8,"address": {"building": "502", "coord": [-73.976112, 40.786714], "street": "Amsterdam Avenue", "zipcode": "10024"}, "borough": "Manhattan", "cuisine": "Chicken", "grades": [{"date": {"$date": 1410739200000}, "grade": "A", "score": 10}, {"date": {"$date": 1393891200000}, "grade": "A", "score": 13}, {"date": {"$date": 1374105600000}, "grade": "A", "score": 13}, {"date": {"$date": 1357689600000}, "grade": "A", "score": 11}, {"date": {"$date": 1334016000000}, "grade": "A", "score": 10}, {"date": {"$date": 1321315200000}, "grade": "A", "score": 7}], "name": "Harriet'S Kitchen", "restaurant_id": "40362098"},</text:span></text:p>
      <text:p text:style-name="P1"><text:s text:c="4"/><text:span text:style-name="T4">{"rating": 7,"address": {"building": "730", "coord": [-73.96805719999999, 40.7925587], "street": "Columbus Avenue", "zipcode": "10025"}, "borough": "Manhattan", "cuisine": "American", "grades": [{"date": {"$date": 1410480000000}, "grade": "B", "score": 26}, {"date": {"$date": 1377648000000}, "grade": "A", "score": 9}, {"date": {"$date": 1364169600000}, "grade": "B", "score": 20}, {"date": {"$date": 1329177600000}, "grade": "A", "score": 12}], "name": "P &amp; S Deli Grocery", "restaurant_id": "40362264"},</text:span></text:p>
      <text:p text:style-name="P1"><text:s text:c="4"/><text:span text:style-name="T4">{"rating": 4,"address": {"building": "18", "coord": [-73.996984, 40.72589], "street": "West Houston Street", "zipcode": "10012"}, "borough": "Manhattan", "cuisine": "American", "grades": [{"date": {"$date": 1396483200000}, "grade": "A", "score": 9}, {"date": {"$date": 1365120000000}, "grade": "A", "score": 4}, {"date": {"$date": 1332288000000}, "grade": "A", "score": 13}, {"date": {"$date": 1303862400000}, "grade": "A", "score": 5}], "name": "Angelika Film Center", "restaurant_id": "40362274"},</text:span></text:p>
      <text:p text:style-name="P1"><text:s text:c="4"/><text:span text:style-name="T4">{"rating": 3,"address": {"building": "531", "coord": [-73.9634876, 40.6940001], "street": "Myrtle Avenue", "zipcode": "11205"}, "borough": "Brooklyn", "cuisine": "Hamburgers", "grades": [{"date": {"$date": 1395100800000}, "grade": "A", "score": 8}, {"date": {"$date": 1363564800000}, "grade": "A", "score": 8}, {"date": {"$date": 1349827200000}, "grade": "A", "score": 7}, {"date": {"$date": 1316649600000}, "grade": "A", "score": 2}], "name": "White Castle", "restaurant_id": "40362344"},</text:span></text:p>
      <text:p text:style-name="P1"><text:s text:c="4"/><text:span text:style-name="T4">{"rating": 2,"address": {"building": "103-05", "coord": [-73.8642349, 40.75356], "street": "37 Avenue", "zipcode": "11368"}, "borough": "Queens", "cuisine": "Chinese", "grades": [{"date": {"$date": 1398038400000}, "grade": "A", "score": 10}, {"date": {"$date": 1384214400000}, "grade": "A", "score": 5}, {"date": {"$date": 1370304000000}, "grade": "A", "score": 12}, {"date": {"$date": </text:span><text:soft-page-break/><text:span text:style-name="T4">1352851200000}, "grade": "A", "score": 10}, {"date": {"$date": 1349913600000}, "grade": "P", "score": 0}, {"date": {"$date": 1337817600000}, "grade": "A", "score": 13}, {"date": {"$date": 1323302400000}, "grade": "A", "score": 12}, {"date": {"$date": 1311120000000}, "grade": "A", "score": 11}], "name": "Ho Mei Restaurant", "restaurant_id": "40362432"},</text:span></text:p>
      <text:p text:style-name="P1"><text:s text:c="4"/><text:span text:style-name="T4">{"rating": 9,"address": {"building": "60", "coord": [-74.0085357, 40.70620539999999], "street": "Wall Street", "zipcode": "10005"}, "borough": "Manhattan", "cuisine": "Turkish", "grades": [{"date": {"$date": 1411689600000}, "grade": "A", "score": 9}, {"date": {"$date": 1379462400000}, "grade": "A", "score": 13}, {"date": {"$date": 1348185600000}, "grade": "A", "score": 9}, {"date": {"$date": 1336521600000}, "grade": "A", "score": 11}], "name": "The Country Cafe", "restaurant_id": "40362715"},</text:span></text:p>
      <text:p text:style-name="P1"><text:s text:c="4"/><text:span text:style-name="T4">{"rating": 7.9,"address": {"building": "195", "coord": [-73.9246028, 40.6522396], "street": "East <text:s text:c="2"/>56 Street", "zipcode": "11203"}, "borough": "Brooklyn", "cuisine": "Caribbean", "grades": [{"date": {"$date": 1399939200000}, "grade": "A", "score": 2}, {"date": {"$date": 1367971200000}, "grade": "A", "score": 7}, {"date": {"$date": 1348272000000}, "grade": "A", "score": 11}, {"date": {"$date": 1307318400000}, "grade": "A", "score": 12}], "name": "Shashemene Int'L Restaura", "restaurant_id": "40362869"},</text:span></text:p>
      <text:p text:style-name="P1"><text:s text:c="4"/><text:span text:style-name="T4">{"rating": 5.5,"address": {"building": "107", "coord": [-74.00920839999999, 40.7132925], "street": "Church Street", "zipcode": "10007"}, "borough": "Manhattan", "cuisine": "American", "grades": [{"date": {"$date": 1405641600000}, "grade": "A", "score": 12}, {"date": {"$date": 1393372800000}, "grade": "A", "score": 9}, {"date": {"$date": 1377475200000}, "grade": "A", "score": 9}, {"date": {"$date": 1359676800000}, "grade": "A", "score": 12}, {"date": {"$date": 1326758400000}, "grade": "A", "score": 13}, {"date": {"$date": 1318896000000}, "grade": "A", "score": 11}], "name": "Downtown Deli", "restaurant_id": "40363021"},</text:span></text:p>
      <text:p text:style-name="P1"><text:s text:c="4"/><text:span text:style-name="T4">{"rating": 5,"address": {"building": "1006", "coord": [-73.84856870000002, 40.8903781], "street": "East 233 Street", "zipcode": "10466"}, "borough": "Bronx", "cuisine": "Ice Cream, Gelato, Yogurt, Ices", "grades": [{"date": {"$date": 1398297600000}, "grade": "A", "score": 10}, {"date": {"$date": 1378339200000}, "grade": "A", "score": 10}, {"date": {"$date": 1361404800000}, "grade": "A", "score": 9}, {"date": {"$date": 1341273600000}, "grade": "A", "score": 11}, {"date": {"$date": 1310342400000}, "grade": "A", "score": 5}], "name": "Carvel Ice Cream", "restaurant_id": "40363093"},</text:span></text:p>
      <text:p text:style-name="P1"><text:s text:c="4"/><text:span text:style-name="T4">{"rating": 5.4,"address": {"building": "56", "coord": [-73.991495, 40.692273], "street": "Court Street", "zipcode": "11201"}, "borough": "Brooklyn", "cuisine": "Donuts", "grades": [{"date": {"$date": 1419897600000}, "grade": "A", "score": 8}, {"date": {"$date": 1389744000000}, "grade": "A", "score": 9}, {"date": {"$date": 1357603200000}, "grade": "A", "score": 11}, {"date": {"$date": 1326931200000}, "grade": "A", "score": 10}], "name": "Dunkin' Donuts", "restaurant_id": "40363098"},</text:span></text:p>
      <text:p text:style-name="P1"><text:s text:c="4"/><text:span text:style-name="T4">{"address": {"building": "7615", "coord": [-74.0228449, 40.6281815], "street": "5 Avenue", "zipcode": "11209"}, "borough": "Brooklyn", "cuisine": "American", "grades": [{"date": {"$date": 1417651200000}, "grade": "A", "score": 10}, {"date": {"$date": 1382572800000}, "grade": "A", "score": 11}, {"date": {"$date": 1366243200000}, "grade": "A", "score": 5}, {"date": {"$date": 1333584000000}, "grade": "A", "score": 13}], "name": "Mejlander &amp; Mulgannon", "restaurant_id": "40363117"},</text:span></text:p>
      <text:p text:style-name="P1"><text:s text:c="4"/><text:span text:style-name="T4">{"rating": 10,"address": {"building": "120", "coord": [-73.9998042, 40.7251256], "street": "Prince Street", "zipcode": "10012"}, "borough": </text:span><text:soft-page-break/><text:span text:style-name="T4">"Manhattan", "cuisine": "Bakery", "grades": [{"date": {"$date": 1413504000000}, "grade": "A", "score": 11}, {"date": {"$date": 1379462400000}, "grade": "A", "score": 13}, {"date": {"$date": 1367280000000}, "grade": "A", "score": 7}, {"date": {"$date": 1334880000000}, "grade": "A", "score": 7}, {"date": {"$date": 1324252800000}, "grade": "A", "score": 3}], "name": "Olive'S", "restaurant_id": "40363151"},</text:span></text:p>
      <text:p text:style-name="P1"><text:s text:c="4"/><text:span text:style-name="T4">{"rating": 4.7,"address": {"building": "1236", "coord": [-73.8893654, 40.81376179999999], "street": "238 Spofford Ave", "zipcode": "10474"}, "borough": "Bronx", "cuisine": "Chinese", "grades": [{"date": {"$date": 1388361600000}, "grade": "A", "score": 8}, {"date": {"$date": 1357603200000}, "grade": "A", "score": 10}, {"date": {"$date": 1339459200000}, "grade": "B", "score": 15}], "name": "Happy Garden", "restaurant_id": "40363289"},</text:span></text:p>
      <text:p text:style-name="P1"><text:s text:c="4"/><text:span text:style-name="T4">{"rating": 3.6,"address": {"building": "625", "coord": [-73.990494, 40.7569545], "street": "8 Avenue", "zipcode": "10018"}, "borough": "Manhattan", "cuisine": "American", "grades": [{"date": {"$date": 1402272000000}, "grade": "A", "score": 12}, {"date": {"$date": 1389312000000}, "grade": "A", "score": 9}, {"date": {"$date": 1354838400000}, "grade": "A", "score": 4}, {"date": {"$date": 1323734400000}, "grade": "A", "score": 9}, {"date": {"$date": 1315526400000}, "grade": "A", "score": 13}], "name": "Cafe Metro", "restaurant_id": "40363298"},</text:span></text:p>
      <text:p text:style-name="P1"><text:s text:c="4"/><text:span text:style-name="T4">{"rating": 2.8,"address": {"building": "1069", "coord": [-73.902463, 40.694924], "street": "Wyckoff Avenue", "zipcode": "11385"}, "borough": "Queens", "cuisine": "Delicatessen", "grades": [{"date": {"$date": 1399507200000}, "grade": "A", "score": 11}, {"date": {"$date": 1386806400000}, "grade": "A", "score": 8}, {"date": {"$date": 1371772800000}, "grade": "A", "score": 12}, {"date": {"$date": 1356307200000}, "grade": "B", "score": 25}, {"date": {"$date": 1318982400000}, "grade": "A", "score": 11}, {"date": {"$date": 1308096000000}, "grade": "A", "score": 10}], "name": "Tony'S Deli", "restaurant_id": "40363333"},</text:span></text:p>
      <text:p text:style-name="P1"><text:s text:c="4"/><text:span text:style-name="T4">{"rating": 5.7,"address": {"building": "405", "coord": [-73.97534999999999, 40.7516269], "street": "Lexington Avenue", "zipcode": "10174"}, "borough": "Manhattan", "cuisine": "Sandwiches/Salads/Mixed Buffet", "grades": [{"date": {"$date": 1392940800000}, "grade": "A", "score": 3}, {"date": {"$date": 1379030400000}, "grade": "A", "score": 3}, {"date": {"$date": 1346112000000}, "grade": "A", "score": 0}, {"date": {"$date": 1315872000000}, "grade": "A", "score": 12}, {"date": {"$date": 1304380800000}, "grade": "A", "score": 5}], "name": "Lexler Deli", "restaurant_id": "40363426"},</text:span></text:p>
      <text:p text:style-name="P1"><text:s text:c="4"/><text:span text:style-name="T4">{"rating": 7.3,"address": {"building": "2491", "coord": [-74.1459332, 40.6103714], "street": "Victory Boulevard", "zipcode": "10314"}, "borough": "Staten Island", "cuisine": "Delicatessen", "grades": [{"date": {"$date": 1420761600000}, "grade": "A", "score": 3}, {"date": {"$date": 1386201600000}, "grade": "A", "score": 10}, {"date": {"$date": 1371600000000}, "grade": "A", "score": 10}, {"date": {"$date": 1357603200000}, "grade": "A", "score": 11}], "name": "Bagels N Buns", "restaurant_id": "40363427"},</text:span></text:p>
      <text:p text:style-name="P1"><text:s text:c="4"/><text:span text:style-name="T4">{"rating": 4.1,"address": {"building": "7905", "coord": [-73.8740217, 40.7135015], "street": "Metropolitan Avenue", "zipcode": "11379"}, "borough": "Queens", "cuisine": "Bagels/Pretzels", "grades": [{"date": {"$date": 1410912000000}, "grade": "A", "score": 10}, {"date": {"$date": 1389830400000}, "grade": "B", "score": 23}, {"date": {"$date": 1375833600000}, "grade": "A", "score": 10}, {"date": {"$date": 1361404800000}, "grade": "B", "score": 27}, {"date": {"$date": 1340150400000}, "grade": "B", "score": 27}, {"date": {"$date": </text:span><text:soft-page-break/><text:span text:style-name="T4">1327968000000}, "grade": "B", "score": 18}], "name": "Hot Bagels", "restaurant_id": "40363565"},</text:span></text:p>
      <text:p text:style-name="P1"><text:s text:c="4"/><text:span text:style-name="T4">{"rating": 2.1,"address": {"building": "87-69", "coord": [-73.8309503, 40.7001121], "street": "Lefferts Boulevard", "zipcode": "11418"}, "borough": "Queens", "cuisine": "American", "grades": [{"date": {"$date": 1393286400000}, "grade": "A", "score": 7}, {"date": {"$date": 1376438400000}, "grade": "A", "score": 11}, {"date": {"$date": 1344297600000}, "grade": "A", "score": 7}, {"date": {"$date": 1332720000000}, "grade": "A", "score": 10}, {"date": {"$date": 1320364800000}, "grade": "A", "score": 0}, {"date": {"$date": 1309305600000}, "grade": "A", "score": 4}], "name": "Snack Time Grill", "restaurant_id": "40363590"},</text:span></text:p>
      <text:p text:style-name="P1"><text:s text:c="4"/><text:span text:style-name="T4">{"address": {"building": "1418", "coord": [-73.95685019999999, 40.7753401], "street": "Third Avenue", "zipcode": "10028"}, "borough": "Manhattan", "cuisine": "Continental", "grades": [{"date": {"$date": 1401667200000}, "grade": "A", "score": 9}, {"date": {"$date": 1388102400000}, "grade": "A", "score": 8}, {"date": {"$date": 1363564800000}, "grade": "B", "score": 26}, {"date": {"$date": 1328054400000}, "grade": "A", "score": 7}, {"date": {"$date": 1309910400000}, "grade": "B", "score": 25}], "name": "Lorenzo &amp; Maria'S", "restaurant_id": "40363630"},</text:span></text:p>
      <text:p text:style-name="P1"><text:s text:c="4"/><text:span text:style-name="T4">{"rating": 7.6,"address": {"building": "464", "coord": [-73.9791458, 40.744328], "street": "3 Avenue", "zipcode": "10016"}, "borough": "Manhattan", "cuisine": "Pizza", "grades": [{"date": {"$date": 1407196800000}, "grade": "A", "score": 3}, {"date": {"$date": 1394064000000}, "grade": "A", "score": 11}, {"date": {"$date": 1373328000000}, "grade": "A", "score": 12}, {"date": {"$date": 1359504000000}, "grade": "A", "score": 4}, {"date": {"$date": 1325721600000}, "grade": "A", "score": 2}, {"date": {"$date": 1316995200000}, "grade": "A", "score": 0}], "name": "Domino'S Pizza", "restaurant_id": "40363644"},</text:span></text:p>
      <text:p text:style-name="P1"><text:s text:c="4"/><text:span text:style-name="T4">{"rating": 9,"address": {"building": "437", "coord": [-73.975393, 40.757365], "street": "Madison Avenue", "zipcode": "10022"}, "borough": "Manhattan", "cuisine": "American", "grades": [{"date": {"$date": 1401753600000}, "grade": "A", "score": 9}, {"date": {"$date": 1370563200000}, "grade": "A", "score": 5}, {"date": {"$date": 1340928000000}, "grade": "A", "score": 12}, {"date": {"$date": 1328486400000}, "grade": "A", "score": 11}, {"date": {"$date": 1308787200000}, "grade": "A", "score": 13}], "name": "Berkely", "restaurant_id": "40363685"},</text:span></text:p>
      <text:p text:style-name="P1"><text:s text:c="4"/><text:span text:style-name="T4">{"rating": 10,"address": {"building": "1031", "coord": [-73.9075537, 40.6438684], "street": "East <text:s text:c="2"/>92 Street", "zipcode": "11236"}, "borough": "Brooklyn", "cuisine": "American", "grades": [{"date": {"$date": 1391558400000}, "grade": "A", "score": 0}, {"date": {"$date": 1359417600000}, "grade": "A", "score": 3}, {"date": {"$date": 1323302400000}, "grade": "A", "score": 10}], "name": "Sonny'S Heros", "restaurant_id": "40363744"},</text:span></text:p>
      <text:p text:style-name="P1"><text:s text:c="4"/><text:span text:style-name="T4">{"address": {"building": "1111", "coord": [-74.0796436, 40.59878339999999], "street": "Hylan Boulevard", "zipcode": "10305"}, "borough": "Staten Island", "cuisine": "Ice Cream, Gelato, Yogurt, Ices", "grades": [{"date": {"$date": 1398297600000}, "grade": "A", "score": 12}, {"date": {"$date": 1361836800000}, "grade": "A", "score": 5}, {"date": {"$date": 1328140800000}, "grade": "A", "score": 2}], "name": "Carvel Ice Cream", "restaurant_id": "40363834"},</text:span></text:p>
      <text:p text:style-name="P1"><text:s text:c="4"/><text:span text:style-name="T4">{"rating": 7.4,"address": {"building": "976", "coord": [-73.92701509999999, 40.6620192], "street": "Rutland Road", "zipcode": "11212"}, "borough": "Brooklyn", "cuisine": "Chinese", "grades": [{"date": {"$date": 1398211200000}, "grade": "A", "score": 13}, {"date": </text:span><text:soft-page-break/><text:span text:style-name="T4">{"$date": 1364256000000}, "grade": "A", "score": 10}, {"date": {"$date": 1331596800000}, "grade": "A", "score": 4}, {"date": {"$date": 1321401600000}, "grade": "A", "score": 13}], "name": "Golden Pavillion", "restaurant_id": "40363920"},</text:span></text:p>
      <text:p text:style-name="P1"><text:s text:c="4"/><text:span text:style-name="T4">{"rating": 6.5,"address": {"building": "148", "coord": [-73.9806854, 40.7778589], "street": "West <text:s text:c="2"/>72 Street", "zipcode": "10023"}, "borough": "Manhattan", "cuisine": "Pizza", "grades": [{"date": {"$date": 1417996800000}, "grade": "A", "score": 13}, {"date": {"$date": 1399248000000}, "grade": "B", "score": 18}, {"date": {"$date": 1365120000000}, "grade": "A", "score": 13}, {"date": {"$date": 1333065600000}, "grade": "A", "score": 9}], "name": "Domino'S Pizza", "restaurant_id": "40363945"},</text:span></text:p>
      <text:p text:style-name="P1"><text:s text:c="4"/><text:span text:style-name="T4">{"rating": 5,"address": {"building": "364", "coord": [-73.96084119999999, 40.8014307], "street": "West <text:s/>110 Street", "zipcode": "10025"}, "borough": "Manhattan", "cuisine": "American", "grades": [{"date": {"$date": 1409788800000}, "grade": "B", "score": 20}, {"date": {"$date": 1393372800000}, "grade": "B", "score": 23}, {"date": {"$date": 1364169600000}, "grade": "A", "score": 12}, {"date": {"$date": 1329782400000}, "grade": "A", "score": 8}], "name": "Spoon Bread Catering", "restaurant_id": "40364179"},</text:span></text:p>
      <text:p text:style-name="P1"><text:s text:c="4"/><text:span text:style-name="T4">{"rating": 7,"address": {"building": "1423", "coord": [-73.9615132, 40.6253268], "street": "Avenue J", "zipcode": "11230"}, "borough": "Brooklyn", "cuisine": "Jewish/Kosher", "grades": [{"date": {"$date": 1418947200000}, "grade": "A", "score": 10}, {"date": {"$date": 1386201600000}, "grade": "A", "score": 11}, {"date": {"$date": 1354752000000}, "grade": "A", "score": 9}], "name": "Kosher Bagel Hole", "restaurant_id": "40364220"},</text:span></text:p>
      <text:p text:style-name="P1"><text:s text:c="4"/><text:span text:style-name="T4">{"rating": 8.5,"address": {"building": "0", "coord": [-84.2040813, 9.9986585], "street": "Guardia Airport Parking", "zipcode": "11371"}, "borough": "Queens", "cuisine": "American", "grades": [{"date": {"$date": 1400198400000}, "grade": "A", "score": 9}, {"date": {"$date": 1368144000000}, "grade": "A", "score": 10}, {"date": {"$date": 1337040000000}, "grade": "A", "score": 9}, {"date": {"$date": 1320192000000}, "grade": "C", "score": 32}], "name": "Terminal Cafe/Yankee Clipper", "restaurant_id": "40364262"},</text:span></text:p>
      <text:p text:style-name="P1"><text:s text:c="4"/><text:span text:style-name="T4">{"rating": 9,"address": {"building": "73", "coord": [-74.1178949, 40.5734906], "street": "New Dorp Plaza", "zipcode": "10306"}, "borough": "Staten Island", "cuisine": "Delicatessen", "grades": [{"date": {"$date": 1416268800000}, "grade": "A", "score": 12}, {"date": {"$date": 1383782400000}, "grade": "A", "score": 12}, {"date": {"$date": 1366761600000}, "grade": "A", "score": 7}, {"date": {"$date": 1332201600000}, "grade": "A", "score": 5}], "name": "Plaza Bagels &amp; Deli", "restaurant_id": "40364286"},</text:span></text:p>
      <text:p text:style-name="P1"><text:s text:c="4"/><text:span text:style-name="T4">{"rating": 9.3,"address": {"building": "277", "coord": [-73.8941893, 40.8634684], "street": "East Kingsbridge Road", "zipcode": "10458"}, "borough": "Bronx", "cuisine": "Chinese", "grades": [{"date": {"$date": 1393804800000}, "grade": "A", "score": 10}, {"date": {"$date": 1380153600000}, "grade": "A", "score": 10}, {"date": {"$date": 1363651200000}, "grade": "A", "score": 10}, {"date": {"$date": 1346198400000}, "grade": "A", "score": 11}, {"date": {"$date": 1313539200000}, "grade": "A", "score": 13}], "name": "Happy Garden", "restaurant_id": "40364296"},</text:span></text:p>
      <text:p text:style-name="P1"><text:s text:c="4"/><text:span text:style-name="T4">{"rating": 3.6,"address": {"building": "203", "coord": [-74.15235919999999, 40.5563756], "street": "Giffords Lane", "zipcode": "10308"}, "borough": "Staten Island", "cuisine": "Delicatessen", "grades": [{"date": {"$date": 1420416000000}, "grade": "A", "score": 4}, {"date": {"$date": 1410393600000}, "grade": "C", "score": 39}, {"date": {"$date": 1395273600000}, "grade": "A", "score": 12}, {"date": {"$date": </text:span><text:soft-page-break/><text:span text:style-name="T4">1358985600000}, "grade": "A", "score": 13}, {"date": {"$date": 1337731200000}, "grade": "A", "score": 10}], "name": "B &amp; M Hot Bagel &amp; Grocery", "restaurant_id": "40364299"},</text:span></text:p>
      <text:p text:style-name="P1"><text:s text:c="4"/><text:span text:style-name="T4">{"address": {"building": "94", "coord": [-74.0061936, 40.7092038], "street": "Fulton Street", "zipcode": "10038"}, "borough": "Manhattan", "cuisine": "Chicken", "grades": [{"date": {"$date": 1420502400000}, "grade": "A", "score": 12}, {"date": {"$date": 1405382400000}, "grade": "C", "score": 48}, {"date": {"$date": 1367452800000}, "grade": "A", "score": 13}, {"date": {"$date": 1348444800000}, "grade": "A", "score": 8}, {"date": {"$date": 1334793600000}, "grade": "A", "score": 7}], "name": "Texas Rotisserie", "restaurant_id": "40364304"},</text:span></text:p>
      <text:p text:style-name="P1"><text:s text:c="4"/><text:span text:style-name="T4">{"rating": 1.4,"address": {"building": "10004", "coord": [-74.03400479999999, 40.6127077], "street": "4 Avenue", "zipcode": "11209"}, "borough": "Brooklyn", "cuisine": "Italian", "grades": [{"date": {"$date": 1393286400000}, "grade": "A", "score": 12}, {"date": {"$date": 1372291200000}, "grade": "A", "score": 7}, {"date": {"$date": 1354492800000}, "grade": "A", "score": 10}, {"date": {"$date": 1320796800000}, "grade": "A", "score": 12}], "name": "Philadelhia Grille Express", "restaurant_id": "40364305"},</text:span></text:p>
      <text:p text:style-name="P1"><text:s text:c="4"/><text:span text:style-name="T4">{"rating": 1,"address": {"building": "178", "coord": [-73.96252129999999, 40.7098035], "street": "Broadway", "zipcode": "11211"}, "borough": "Brooklyn", "cuisine": "Steak", "grades": [{"date": {"$date": 1394236800000}, "grade": "A", "score": 12}, {"date": {"$date": 1380326400000}, "grade": "A", "score": 10}, {"date": {"$date": 1364256000000}, "grade": "A", "score": 3}, {"date": {"$date": 1347235200000}, "grade": "A", "score": 12}, {"date": {"$date": 1313366400000}, "grade": "A", "score": 13}], "name": "Peter Luger Steakhouse", "restaurant_id": "40364335"},</text:span></text:p>
      <text:p text:style-name="P1"><text:s text:c="4"/><text:span text:style-name="T4">{"rating": 4.5,"address": {"building": "1", "coord": [-73.97166039999999, 40.764832], "street": "East <text:s text:c="2"/>60 Street", "zipcode": "10022"}, "borough": "Manhattan", "cuisine": "American", "grades": [{"date": {"$date": 1413417600000}, "grade": "B", "score": 24}, {"date": {"$date": 1398988800000}, "grade": "A", "score": 4}, {"date": {"$date": 1364860800000}, "grade": "A", "score": 13}, {"date": {"$date": 1350604800000}, "grade": "A", "score": 12}, {"date": {"$date": 1335484800000}, "grade": "B", "score": 17}, {"date": {"$date": 1322524800000}, "grade": "A", "score": 11}], "name": "Metropolitan Club", "restaurant_id": "40364347"},</text:span></text:p>
      <text:p text:style-name="P1"><text:s text:c="4"/><text:span text:style-name="T4">{"rating": 10,"address": {"building": "837", "coord": [-73.9712, 40.751703], "street": "2 Avenue", "zipcode": "10017"}, "borough": "Manhattan", "cuisine": "American", "grades": [{"date": {"$date": 1405987200000}, "grade": "B", "score": 19}, {"date": {"$date": 1380153600000}, "grade": "A", "score": 12}, {"date": {"$date": 1361836800000}, "grade": "A", "score": 11}, {"date": {"$date": 1335744000000}, "grade": "A", "score": 8}, {"date": {"$date": 1317772800000}, "grade": "A", "score": 12}], "name": "Palm Restaurant", "restaurant_id": "40364355"},</text:span></text:p>
      <text:p text:style-name="P1"><text:s text:c="4"/><text:span text:style-name="T4">]);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5">Operadores de Comparação:</text:p>
      <text:list xml:id="list863774185" text:style-name="L1">
        <text:list-item>
          <text:p text:style-name="P17"><text:span text:style-name="T9">Selecione e faça a contagem dos restaurantes presentes nos bairros (campo </text:span><text:span text:style-name="Source_20_Text"><text:span text:style-name="T6">borough</text:span></text:span><text:span text:style-name="T11"> </text:span><text:span text:style-name="T9">) </text:span><text:span text:style-name="Strong_20_Emphasis"><text:span text:style-name="T10">Queens </text:span></text:span><text:span text:style-name="T9">, </text:span><text:span text:style-name="Strong_20_Emphasis"><text:span text:style-name="T10">Staten Island </text:span></text:span><text:span text:style-name="T9">e </text:span><text:span text:style-name="Strong_20_Emphasis"><text:span text:style-name="T10">Bronx </text:span></text:span><text:span text:style-name="T9">.</text:span></text:p>
          <text:p text:style-name="P24"/>
        </text:list-item>
      </text:list>
      <text:p text:style-name="P20">db.restaurants.find({ borough: { $in: [`Queens`, `Staten Island`,`Bronx`] } });</text:p>
      <text:p text:style-name="P20"/>
      <text:list xml:id="list192823458759016" text:continue-numbering="true" text:style-name="L1">
        <text:list-item>
          <text:p text:style-name="P17"><text:span text:style-name="T9">Selecione e faça a contagem dos restaurantes que não possuem culinária (campo </text:span><text:span text:style-name="Source_20_Text"><text:span text:style-name="T6">cuisine</text:span></text:span><text:span text:style-name="T11"> </text:span><text:span text:style-name="T9">) do tipo </text:span><text:span text:style-name="Strong_20_Emphasis"><text:span text:style-name="T10">American</text:span></text:span></text:p>
          <text:p text:style-name="P18"><text:span text:style-name="T3">db.restaurants.find({ cuisine: { $</text:span><text:span text:style-name="T12">ne</text:span><text:span text:style-name="T3">: [`American`] } }).</text:span><text:span text:style-name="T12">count()</text:span><text:span text:style-name="T3">;</text:span></text:p>
          <text:p text:style-name="P21"/>
        </text:list-item>
        <text:list-item>
          <text:p text:style-name="P17"><text:span text:style-name="T9">Selecione e faça a contagem dos restaurantes que possuem avaliação (campo </text:span><text:span text:style-name="Source_20_Text"><text:span text:style-name="T6">rating</text:span></text:span><text:span text:style-name="T11"> </text:span><text:span text:style-name="T9">) </text:span><text:span text:style-name="Strong_20_Emphasis"><text:span text:style-name="T10">maior ou igual </text:span></text:span><text:span text:style-name="T9">a </text:span><text:span text:style-name="Strong_20_Emphasis"><text:span text:style-name="T10">8 </text:span></text:span><text:span text:style-name="T9">.</text:span></text:p>
          <text:p text:style-name="P19"><text:span text:style-name="T3">db.restaurants.find({ rating: { $</text:span><text:span text:style-name="T2">gte</text:span><text:span text:style-name="T3">: </text:span><text:span text:style-name="T2">8</text:span><text:span text:style-name="T3"> } }).count();</text:span></text:p>
        </text:list-item>
      </text:list>
      <text:p text:style-name="P20"/>
      <text:list xml:id="list192822323051358" text:continue-numbering="true" text:style-name="L1">
        <text:list-item>
          <text:p text:style-name="P17"><text:span text:style-name="T14">Selecione e faça a contagem dos restaurantes que possuem avaliação </text:span><text:span text:style-name="Strong_20_Emphasis"><text:span text:style-name="T15">menor </text:span></text:span><text:span text:style-name="T14">que </text:span><text:span text:style-name="Strong_20_Emphasis"><text:span text:style-name="T15">4 </text:span></text:span><text:span text:style-name="T14">.</text:span></text:p>
          <text:p text:style-name="P21"><text:soft-page-break/>db.restaurants.find({ rating: { $lt: 4 } }).count();</text:p>
        </text:list-item>
      </text:list>
      <text:p text:style-name="P20"/>
      <text:list xml:id="list192823194062542" text:continue-numbering="true" text:style-name="L1">
        <text:list-item>
          <text:p text:style-name="P17"><text:span text:style-name="T14">Selecione e faça a contagem dos restaurantes que não possuem as avaliações </text:span><text:span text:style-name="Strong_20_Emphasis"><text:span text:style-name="T15">5 </text:span></text:span><text:span text:style-name="T14">, </text:span><text:span text:style-name="Strong_20_Emphasis"><text:span text:style-name="T15">6 </text:span></text:span><text:span text:style-name="T14">e </text:span><text:span text:style-name="Strong_20_Emphasis"><text:span text:style-name="T15">7 </text:span></text:span><text:span text:style-name="T14">.</text:span></text:p>
        </text:list-item>
      </text:list>
      <text:p text:style-name="P3">db.restaurants.find( { rating: { $nin: [ 5, 6, 7 ] } } ).count();</text:p>
      <text:p text:style-name="P3"/>
      <text:p text:style-name="P15">Operadores Lógicos:</text:p>
      <text:p text:style-name="P6"><text:span text:style-name="T14">Faça os desafios 1 a 5 abaixo sobre os operadores lógicos utilizando a collection </text:span><text:span text:style-name="Source_20_Text"><text:span text:style-name="T7">restaurants</text:span></text:span><text:span text:style-name="T14"> criada no tópico anterior.</text:span></text:p>
      <text:list xml:id="list3647435682" text:style-name="L2">
        <text:list-item>
          <text:p text:style-name="P27"><text:span text:style-name="T14">Selecione e faça a contagem dos restaurantes que não possuem avaliação </text:span><text:span text:style-name="Strong_20_Emphasis"><text:span text:style-name="T15">menor ou igual </text:span></text:span><text:span text:style-name="T14">a </text:span><text:span text:style-name="Strong_20_Emphasis"><text:span text:style-name="T15">5 </text:span></text:span><text:span text:style-name="T14">, essa query também deve retornar restaurantes que não possuem o campo avaliação.</text:span></text:p>
        </text:list-item>
      </text:list>
      <text:p text:style-name="P12"><text:span text:style-name="T12">db.restaurants.find({ </text:span><text:span text:style-name="T16">rating</text:span><text:span text:style-name="T12">: </text:span><text:span text:style-name="T16">{</text:span><text:span text:style-name="T12"> </text:span><text:span text:style-name="T16">$not:</text:span><text:span text:style-name="T12"> { $lte: 5} }</text:span><text:span text:style-name="T16">}</text:span><text:span text:style-name="T12">).</text:span><text:span text:style-name="T16">count();</text:span></text:p>
      <text:p text:style-name="P28"/>
      <text:p text:style-name="P30"/>
      <text:list xml:id="list192823225372104" text:continue-numbering="true" text:style-name="L2">
        <text:list-item>
          <text:p text:style-name="P25"><text:span text:style-name="T14">Selecione e faça a contagem dos restaurante em que a avaliação seja </text:span><text:span text:style-name="Strong_20_Emphasis"><text:span text:style-name="T15">maior ou igual </text:span></text:span><text:span text:style-name="T14">a </text:span><text:span text:style-name="Strong_20_Emphasis"><text:span text:style-name="T15">6 </text:span></text:span><text:span text:style-name="T14">, ou restaurantes localizados no bairro </text:span><text:span text:style-name="Strong_20_Emphasis"><text:span text:style-name="T15">Brooklyn </text:span></text:span><text:span text:style-name="T14">.</text:span></text:p>
        </text:list-item>
      </text:list>
      <text:p text:style-name="P11"><text:span text:style-name="T16">db.</text:span><text:span text:style-name="T12">restaurants</text:span><text:span text:style-name="T16">.find({ $or: [{ rating: { $gte: 20 } }, { borough: `Brooklyn` }] }).count();</text:span></text:p>
      <text:p text:style-name="P20"/>
      <text:list xml:id="list192823230181013" text:continue-numbering="true" text:style-name="L2">
        <text:list-item>
          <text:p text:style-name="P25"><text:span text:style-name="T14">Selecione e faça a contagem dos restaurantes localizados nos bairros </text:span><text:span text:style-name="Strong_20_Emphasis"><text:span text:style-name="T15">Queens </text:span></text:span><text:span text:style-name="T14">, </text:span><text:span text:style-name="Strong_20_Emphasis"><text:span text:style-name="T15">Staten Island </text:span></text:span><text:span text:style-name="T14">e </text:span><text:span text:style-name="Strong_20_Emphasis"><text:span text:style-name="T15">Broklyn </text:span></text:span><text:span text:style-name="T14">e possuem avaliação </text:span><text:span text:style-name="Strong_20_Emphasis"><text:span text:style-name="T15">maior </text:span></text:span><text:span text:style-name="T14">que </text:span><text:span text:style-name="Strong_20_Emphasis"><text:span text:style-name="T15">4 </text:span></text:span><text:span text:style-name="T14">.</text:span></text:p>
        </text:list-item>
      </text:list>
      <text:p text:style-name="P11"><text:span text:style-name="T16">db.</text:span><text:span text:style-name="T12">restaurants</text:span><text:span text:style-name="T16">.find({ </text:span></text:p>
      <text:p text:style-name="P29">$and: [</text:p>
      <text:p text:style-name="P13"><text:span text:style-name="T16"><text:tab/>{ borough: { $in: [`Queens`, `Staten Island`,`Brooklyn`] } </text:span><text:span text:style-name="T17">},</text:span></text:p>
      <text:p text:style-name="P29"><text:tab/>{ rating: { $gt: 4 } }, </text:p>
      <text:p text:style-name="P29">],</text:p>
      <text:p text:style-name="P29">}).count();</text:p>
      <text:p text:style-name="P29"/>
      <text:list xml:id="list192822449168348" text:continue-numbering="true" text:style-name="L2">
        <text:list-item>
          <text:p text:style-name="P25"><text:span text:style-name="T14">Selecione e faça a contagem dos restaurantes onde </text:span><text:span text:style-name="Strong_20_Emphasis"><text:span text:style-name="T15">nem </text:span></text:span><text:span text:style-name="T14">o campo avaliação seja igual a </text:span><text:span text:style-name="Strong_20_Emphasis"><text:span text:style-name="T15">1 </text:span></text:span><text:span text:style-name="T14">, </text:span><text:span text:style-name="Strong_20_Emphasis"><text:span text:style-name="T15">nem </text:span></text:span><text:span text:style-name="T14">o campo culinária seja do tipo </text:span><text:span text:style-name="Strong_20_Emphasis"><text:span text:style-name="T15">American </text:span></text:span><text:span text:style-name="T14">.</text:span></text:p>
        </text:list-item>
      </text:list>
      <text:p text:style-name="P10"><text:span text:style-name="T3">db.</text:span><text:span text:style-name="T12">restaurants</text:span><text:span text:style-name="T3">.find({ $nor: [{ </text:span><text:span text:style-name="T17">rating</text:span><text:span text:style-name="T3">: </text:span><text:span text:style-name="T17">{ $eq: 1 }</text:span><text:span text:style-name="T3"> }, { </text:span><text:span text:style-name="T17">cuisine</text:span><text:span text:style-name="T3">: </text:span><text:span text:style-name="T17">`American`</text:span><text:span text:style-name="T3"> }] }).</text:span><text:span text:style-name="T17">count()</text:span><text:span text:style-name="T3">;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92823185317843" text:continue-numbering="true" text:style-name="L2">
        <text:list-item>
          <text:p text:style-name="P16"><text:span text:style-name="T13">Selecione e faça a contagem dos restaurantes em que a avaliação seja </text:span><text:span text:style-name="Strong_20_Emphasis"><text:span text:style-name="T13">maior </text:span></text:span><text:span text:style-name="T13">que </text:span><text:span text:style-name="Strong_20_Emphasis"><text:span text:style-name="T13">6 </text:span></text:span><text:span text:style-name="T13">ou </text:span><text:span text:style-name="Strong_20_Emphasis"><text:span text:style-name="T13">menor </text:span></text:span><text:span text:style-name="T13">que </text:span><text:span text:style-name="Strong_20_Emphasis"><text:span text:style-name="T13">10 </text:span></text:span><text:span text:style-name="T13">, </text:span><text:span text:style-name="Strong_20_Emphasis"><text:span text:style-name="T13">e </text:span></text:span><text:span text:style-name="T13">esteja localizado no bairro </text:span><text:span text:style-name="Strong_20_Emphasis"><text:span text:style-name="T13">Brooklyn </text:span></text:span><text:span text:style-name="T13">ou não possuem culinária do tipo </text:span><text:span text:style-name="Strong_20_Emphasis"><text:span text:style-name="T13">Delicatessen </text:span></text:span><text:span text:style-name="T13">.</text:span></text:p>
        </text:list-item>
      </text:list>
      <text:p text:style-name="P7">db.restaurants.find({</text:p>
      <text:p text:style-name="P7">and: [</text:p>
      <text:p text:style-name="P7"><text:soft-page-break/><text:s text:c="6"/>{ $or: [{ rating: { $gte: 6, $lt: 10 } }] },</text:p>
      <text:p text:style-name="P7"><text:s text:c="6"/>{ $or: [{ borough: 'Brooklyn' }, { cuisine: { $ne: 'Delicatessen' } }] },</text:p>
      <text:p text:style-name="P7"><text:s text:c="4"/>],</text:p>
      <text:p text:style-name="P7"><text:s text:c="2"/>}).count();</text:p>
      <text:p text:style-name="P7"/>
      <text:p text:style-name="P8">Método sort()</text:p>
      <text:list xml:id="list94927920" text:style-name="L3">
        <text:list-item>
          <text:p text:style-name="P33"><text:span text:style-name="T14">Ordene alfabeticamente os restaurantes pelo nome (campo </text:span><text:span text:style-name="Source_20_Text"><text:span text:style-name="T7">name</text:span></text:span><text:span text:style-name="T14"> ).</text:span></text:p>
        </text:list-item>
      </text:list>
      <text:p text:style-name="P31">db.restaurants.find().sort({name: 1}).pretty();</text:p>
      <text:p text:style-name="P31">db.inventory.deleteOne({ status: "D" })</text:p>
      <text:p text:style-name="P32"/>
      <text:list xml:id="list192822133695847" text:continue-numbering="true" text:style-name="L3">
        <text:list-item>
          <text:p text:style-name="P23">Ordene os restaurantes de forma descrescente baseado nas avaliações.</text:p>
        </text:list-item>
      </text:list>
      <text:p text:style-name="P31">db.restaurants.find().sort({rating: -1}).pretty();</text:p>
      <text:p text:style-name="P8"/>
      <text:p text:style-name="P9">Removendo documento</text:p>
      <text:p text:style-name="P5"/>
      <text:list xml:id="list247513261" text:style-name="L4">
        <text:list-item>
          <text:p text:style-name="P34"><text:span text:style-name="T3">Remova o primeiro restaurante que possua culinária do tipo </text:span><text:span text:style-name="Strong_20_Emphasis"><text:span text:style-name="T8">Ice Cream, Gelato, Yogurt, Ices </text:span></text:span><text:span text:style-name="T3">.</text:span></text:p>
          <text:p text:style-name="P35">db.restaurants.deleteOne({ cuisine: "Ice Cream, Gelato, Yogurt, Ices" });</text:p>
        </text:list-item>
        <text:list-item>
          <text:p text:style-name="P26"><text:span text:style-name="T3">Remova todos os restaurantes que possuem culinária do tipo </text:span><text:span text:style-name="Strong_20_Emphasis"><text:span text:style-name="T8">American </text:span></text:span><text:span text:style-name="T3">.</text:span></text:p>
          <text:p text:style-name="P36">db.restaurants.deleteMany({ cuisine: "American” });</text:p>
          <text:p text:style-name="P36"/>
        </text:list-item>
      </text:list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4:52:07.756656281</meta:creation-date>
    <dc:date>2021-03-10T16:16:06.947878783</dc:date>
    <meta:editing-duration>PT20M18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2" meta:paragraph-count="107" meta:word-count="3760" meta:character-count="35067" meta:non-whitespace-character-count="31141"/>
  </office:meta>
</office:document-meta>
</file>